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75in" fo:margin-left="-0.0625in" table:align="left" style:writing-mode="lr-tb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 style:snap-to-layout-grid="false"/>
    </style:style>
    <style:style style:name="P3" style:family="paragraph" style:parent-style-name="Standard">
      <style:paragraph-properties fo:text-align="end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6in" style:type="right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c7e5"/>
    </style:style>
    <style:style style:name="P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de58"/>
    </style:style>
    <style:style style:name="P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c41e2"/>
    </style:style>
    <style:style style:name="P8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9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aff58f"/>
    </style:style>
    <style:style style:name="P10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a327ce"/>
    </style:style>
    <style:style style:name="P11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729b8"/>
    </style:style>
    <style:style style:name="P1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07bb"/>
    </style:style>
    <style:style style:name="P13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89850"/>
    </style:style>
    <style:style style:name="P14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e804f"/>
    </style:style>
    <style:style style:name="P1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f71d32"/>
    </style:style>
    <style:style style:name="P1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style:font-weight-asian="bold"/>
    </style:style>
    <style:style style:name="P1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officeooo:paragraph-rsid="00489850" style:font-weight-asian="bold"/>
    </style:style>
    <style:style style:name="P18" style:family="paragraph" style:parent-style-name="Standard">
      <style:text-properties fo:font-weight="bold" officeooo:paragraph-rsid="00227539" style:font-weight-asian="bold" style:font-weight-complex="bold"/>
    </style:style>
    <style:style style:name="P19" style:family="paragraph" style:parent-style-name="Standard">
      <style:text-properties officeooo:paragraph-rsid="00161812"/>
    </style:style>
    <style:style style:name="P20" style:family="paragraph" style:parent-style-name="Standard">
      <style:text-properties officeooo:paragraph-rsid="001798c0"/>
    </style:style>
    <style:style style:name="P21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1d48cb"/>
    </style:style>
    <style:style style:name="P2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21c7e5"/>
    </style:style>
    <style:style style:name="P23" style:family="paragraph" style:parent-style-name="Standard">
      <style:text-properties officeooo:paragraph-rsid="00227539"/>
    </style:style>
    <style:style style:name="P24" style:family="paragraph" style:parent-style-name="Standard">
      <style:text-properties officeooo:paragraph-rsid="0014815e"/>
    </style:style>
    <style:style style:name="P25" style:family="paragraph" style:parent-style-name="Standard">
      <style:text-properties officeooo:paragraph-rsid="00b2acfe"/>
    </style:style>
    <style:style style:name="P26" style:family="paragraph" style:parent-style-name="Standard">
      <style:text-properties officeooo:rsid="00f5e430" officeooo:paragraph-rsid="00f5e430"/>
    </style:style>
    <style:style style:name="P27" style:family="paragraph" style:parent-style-name="Standard">
      <style:paragraph-properties fo:margin-left="0.5in" fo:margin-right="0in" fo:text-indent="0in" style:auto-text-indent="false"/>
    </style:style>
    <style:style style:name="P28" style:family="paragraph" style:parent-style-name="Standard" style:master-page-name="">
      <loext:graphic-properties draw:fill="none"/>
      <style:paragraph-properties fo:margin-left="0in" fo:margin-right="-0.0618in" fo:orphans="2" fo:widows="2" fo:hyphenation-ladder-count="no-limit" fo:text-indent="0in" style:auto-text-indent="false" style:page-number="auto" fo:background-color="transparent" style:writing-mode="lr-tb">
        <style:tab-stops>
          <style:tab-stop style:position="6in" style:type="right"/>
        </style:tab-stops>
      </style:paragraph-properties>
      <style:text-properties officeooo:paragraph-rsid="00b2acfe" fo:hyphenate="false" fo:hyphenation-remain-char-count="2" fo:hyphenation-push-char-count="2"/>
    </style:style>
    <style:style style:name="P29" style:family="paragraph" style:parent-style-name="Standard" style:list-style-name="WW8Num2">
      <style:text-properties officeooo:paragraph-rsid="002700f1"/>
    </style:style>
    <style:style style:name="P30" style:family="paragraph" style:parent-style-name="Standard" style:list-style-name="WW8Num2">
      <style:text-properties officeooo:paragraph-rsid="00f81b4a"/>
    </style:style>
    <style:style style:name="P31" style:family="paragraph" style:parent-style-name="Standard" style:list-style-name="WW8Num2">
      <style:text-properties officeooo:paragraph-rsid="00b8643a"/>
    </style:style>
    <style:style style:name="P32" style:family="paragraph" style:parent-style-name="Standard" style:list-style-name="WW8Num2">
      <style:text-properties officeooo:paragraph-rsid="0097c8dc"/>
    </style:style>
    <style:style style:name="P33" style:family="paragraph" style:parent-style-name="Standard" style:list-style-name="WW8Num2">
      <style:text-properties officeooo:paragraph-rsid="00e1194d"/>
    </style:style>
    <style:style style:name="P34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6f0281"/>
    </style:style>
    <style:style style:name="P35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36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a9db91" officeooo:paragraph-rsid="00aff58f"/>
    </style:style>
    <style:style style:name="P37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8e602d" officeooo:paragraph-rsid="008e602d"/>
    </style:style>
    <style:style style:name="P38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f86494" officeooo:paragraph-rsid="00f86494"/>
    </style:style>
    <style:style style:name="P39" style:family="paragraph" style:parent-style-name="Heading_20_1">
      <style:text-properties officeooo:paragraph-rsid="001798c0"/>
    </style:style>
    <style:style style:name="P40" style:family="paragraph" style:parent-style-name="Heading_20_1">
      <style:text-properties officeooo:rsid="002439e2"/>
    </style:style>
    <style:style style:name="P41" style:family="paragraph" style:parent-style-name="Heading_20_1">
      <style:text-properties officeooo:rsid="0014815e" officeooo:paragraph-rsid="0014815e"/>
    </style:style>
    <style:style style:name="P42" style:family="paragraph" style:parent-style-name="Heading_20_1">
      <style:text-properties officeooo:rsid="00489850" officeooo:paragraph-rsid="00489850"/>
    </style:style>
    <style:style style:name="P43" style:family="paragraph" style:parent-style-name="Heading_20_1">
      <style:text-properties officeooo:rsid="004f0fcb" officeooo:paragraph-rsid="004f0fcb"/>
    </style:style>
    <style:style style:name="P44" style:family="paragraph" style:parent-style-name="Nam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48cb" style:font-weight-asian="bold"/>
    </style:style>
    <style:style style:name="T4" style:family="text">
      <style:text-properties fo:font-weight="bold" officeooo:rsid="00489850" style:font-weight-asian="bold"/>
    </style:style>
    <style:style style:name="T5" style:family="text">
      <style:text-properties fo:font-weight="bold" officeooo:rsid="00966e1d" style:font-weight-asian="bold"/>
    </style:style>
    <style:style style:name="T6" style:family="text">
      <style:text-properties fo:font-weight="bold" officeooo:rsid="009bf769" style:font-weight-asian="bold"/>
    </style:style>
    <style:style style:name="T7" style:family="text">
      <style:text-properties fo:font-weight="bold" officeooo:rsid="00a327ce" style:font-weight-asian="bold"/>
    </style:style>
    <style:style style:name="T8" style:family="text">
      <style:text-properties officeooo:rsid="001d48cb"/>
    </style:style>
    <style:style style:name="T9" style:family="text">
      <style:text-properties officeooo:rsid="001ef442"/>
    </style:style>
    <style:style style:name="T10" style:family="text">
      <style:text-properties officeooo:rsid="0020c849"/>
    </style:style>
    <style:style style:name="T11" style:family="text">
      <style:text-properties officeooo:rsid="002439e2"/>
    </style:style>
    <style:style style:name="T12" style:family="text">
      <style:text-properties officeooo:rsid="0027d7c4"/>
    </style:style>
    <style:style style:name="T13" style:family="text">
      <style:text-properties officeooo:rsid="00284783"/>
    </style:style>
    <style:style style:name="T14" style:family="text">
      <style:text-properties officeooo:rsid="0028b56e"/>
    </style:style>
    <style:style style:name="T15" style:family="text">
      <style:text-properties officeooo:rsid="002a885f"/>
    </style:style>
    <style:style style:name="T16" style:family="text">
      <style:text-properties officeooo:rsid="004f82be"/>
    </style:style>
    <style:style style:name="T17" style:family="text">
      <style:text-properties officeooo:rsid="005ef6a1"/>
    </style:style>
    <style:style style:name="T18" style:family="text">
      <style:text-properties officeooo:rsid="0061612d"/>
    </style:style>
    <style:style style:name="T19" style:family="text">
      <style:text-properties officeooo:rsid="00652c8e"/>
    </style:style>
    <style:style style:name="T20" style:family="text">
      <style:text-properties officeooo:rsid="006a7ed9"/>
    </style:style>
    <style:style style:name="T21" style:family="text">
      <style:text-properties officeooo:rsid="006ab38d"/>
    </style:style>
    <style:style style:name="T22" style:family="text">
      <style:text-properties officeooo:rsid="006c6618"/>
    </style:style>
    <style:style style:name="T23" style:family="text">
      <style:text-properties officeooo:rsid="006f0a51"/>
    </style:style>
    <style:style style:name="T24" style:family="text">
      <style:text-properties officeooo:rsid="006fdbc5"/>
    </style:style>
    <style:style style:name="T25" style:family="text">
      <style:text-properties officeooo:rsid="0070e1df"/>
    </style:style>
    <style:style style:name="T26" style:family="text">
      <style:text-properties officeooo:rsid="007166e3"/>
    </style:style>
    <style:style style:name="T27" style:family="text">
      <style:text-properties officeooo:rsid="0074a96e"/>
    </style:style>
    <style:style style:name="T28" style:family="text">
      <style:text-properties officeooo:rsid="007e5af2"/>
    </style:style>
    <style:style style:name="T29" style:family="text">
      <style:text-properties officeooo:rsid="007f44df"/>
    </style:style>
    <style:style style:name="T30" style:family="text">
      <style:text-properties officeooo:rsid="00851aab"/>
    </style:style>
    <style:style style:name="T31" style:family="text">
      <style:text-properties officeooo:rsid="0089ab49"/>
    </style:style>
    <style:style style:name="T32" style:family="text">
      <style:text-properties officeooo:rsid="0093a96a"/>
    </style:style>
    <style:style style:name="T33" style:family="text">
      <style:text-properties officeooo:rsid="009d4369"/>
    </style:style>
    <style:style style:name="T34" style:family="text">
      <style:text-properties officeooo:rsid="009deb6b"/>
    </style:style>
    <style:style style:name="T35" style:family="text">
      <style:text-properties officeooo:rsid="00a210fd"/>
    </style:style>
    <style:style style:name="T36" style:family="text">
      <style:text-properties officeooo:rsid="00a3f33f"/>
    </style:style>
    <style:style style:name="T37" style:family="text">
      <style:text-properties officeooo:rsid="00a82fec"/>
    </style:style>
    <style:style style:name="T38" style:family="text">
      <style:text-properties officeooo:rsid="00abea9d"/>
    </style:style>
    <style:style style:name="T39" style:family="text">
      <style:text-properties officeooo:rsid="00b116a7"/>
    </style:style>
    <style:style style:name="T40" style:family="text">
      <style:text-properties officeooo:rsid="00bf34da"/>
    </style:style>
    <style:style style:name="T41" style:family="text">
      <style:text-properties officeooo:rsid="00c6fbca"/>
    </style:style>
    <style:style style:name="T42" style:family="text">
      <style:text-properties officeooo:rsid="00c7cdf4"/>
    </style:style>
    <style:style style:name="T43" style:family="text">
      <style:text-properties officeooo:rsid="00c927e6"/>
    </style:style>
    <style:style style:name="T44" style:family="text">
      <style:text-properties officeooo:rsid="00cbe5f1"/>
    </style:style>
    <style:style style:name="T45" style:family="text">
      <style:text-properties officeooo:rsid="00ce4c8d"/>
    </style:style>
    <style:style style:name="T46" style:family="text">
      <style:text-properties officeooo:rsid="00d3bcb4"/>
    </style:style>
    <style:style style:name="T47" style:family="text">
      <style:text-properties officeooo:rsid="00d6f78a"/>
    </style:style>
    <style:style style:name="T48" style:family="text">
      <style:text-properties officeooo:rsid="00d9fcbc"/>
    </style:style>
    <style:style style:name="T49" style:family="text">
      <style:text-properties officeooo:rsid="00dd894d"/>
    </style:style>
    <style:style style:name="T50" style:family="text">
      <style:text-properties officeooo:rsid="00e06c35"/>
    </style:style>
    <style:style style:name="T51" style:family="text">
      <style:text-properties officeooo:rsid="00e51c79"/>
    </style:style>
    <style:style style:name="T52" style:family="text">
      <style:text-properties officeooo:rsid="00eb7e2c"/>
    </style:style>
    <style:style style:name="T53" style:family="text">
      <style:text-properties officeooo:rsid="00f1b0fd"/>
    </style:style>
    <style:style style:name="T54" style:family="text">
      <style:text-properties officeooo:rsid="00f3a07c"/>
    </style:style>
    <style:style style:name="T55" style:family="text">
      <style:text-properties officeooo:rsid="00f70a58"/>
    </style:style>
    <style:style style:name="T56" style:family="text">
      <style:text-properties officeooo:rsid="00f81b4a"/>
    </style:style>
    <style:style style:name="T57" style:family="text">
      <style:text-properties officeooo:rsid="00f895c4"/>
    </style:style>
    <style:style style:name="T58" style:family="text">
      <style:text-properties officeooo:rsid="00f8ec04"/>
    </style:style>
    <style:style style:name="T59" style:family="text">
      <style:text-properties officeooo:rsid="00faba3c"/>
    </style:style>
    <style:style style:name="T60" style:family="text">
      <style:text-properties officeooo:rsid="00fc61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Qiuchen Ya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https://www-users.cs.umn.edu/~yanxx297/</text:p>
            <text:p text:style-name="P1">https://github.com/yanxx297</text:p>
          </table:table-cell>
          <table:table-cell table:style-name="Table1.A1" office:value-type="string">
            <text:p text:style-name="P3">Email: yanxx297@umn.edu</text:p>
            <text:p text:style-name="P3">Mobile : <text:s/>+1-651-235-4138</text:p>
          </table:table-cell>
        </table:table-row>
      </table:table>
      <text:p text:style-name="Standard"/>
      <text:h text:style-name="P39" text:outline-level="1">Education</text:h>
      <text:p text:style-name="P5"><text:span text:style-name="T1"><text:tab/></text:span><text:tab/></text:p>
      <text:p text:style-name="P6"><text:span text:style-name="T3">University of Minnesota, Twin Cities</text:span><text:span text:style-name="T8"><text:tab/>Minneapolis, MN</text:span></text:p>
      <text:p text:style-name="P6">Ph.D. in Computer Science, <text:span text:style-name="T18">GPA 3.60</text:span><text:tab/><text:span text:style-name="T8">May 2014 – 2020 (anticipated)</text:span></text:p>
      <text:p text:style-name="P22">Master of Science in Computer Science, <text:span text:style-name="T18">GPA 3.625</text:span><text:tab/>Sep. 2012 – May 2014</text:p>
      <text:p text:style-name="P21"/>
      <text:p text:style-name="P22"><text:span text:style-name="T1">Shandong University of Science and Technology</text:span><text:tab/><text:span text:style-name="T9">Qingdao, China</text:span></text:p>
      <text:p text:style-name="P22">Bachelor of Engineering in Computer Scienc<text:span text:style-name="T10">e, GPA 3.65<text:tab/>Sep. 2008 – July 2012</text:span></text:p>
      <text:p text:style-name="P20"/>
      <text:h text:style-name="P39" text:outline-level="1">Skills</text:h>
      <text:p text:style-name="P18"/>
      <text:p text:style-name="P23"><text:span text:style-name="T2">Programming Languages</text:span>: <text:s/>C/C++, Python, OCaml, Java, X86 assembly</text:p>
      <text:p text:style-name="P23"><text:span text:style-name="T2">Systems &amp; Tools</text:span>: <text:s/>FuzzBALL<text:span text:style-name="T36">(symbolic execution), </text:span>Xed (Intel Pin), DWARF, <text:span text:style-name="T49">VEX</text:span>, <text:span text:style-name="T59">Git, QEMU</text:span></text:p>
      <text:p text:style-name="Standard"/>
      <text:h text:style-name="P40" text:outline-level="1">Research projects</text:h>
      <text:p text:style-name="Standard"/>
      <text:p text:style-name="P10"><text:span text:style-name="T7">V</text:span><text:span text:style-name="T1">ulnerability Veri</text:span><text:span text:style-name="T7">fication</text:span><text:span text:style-name="T1"> by symbolic execution </text:span><text:span text:style-name="T6">(MOSE)</text:span><text:tab/>20<text:span text:style-name="T13">18</text:span> - <text:span text:style-name="T11">present</text:span></text:p>
      <text:p text:style-name="P26">Verify candidate vulnerabilit<text:span text:style-name="T55">ies</text:span> using symbolic execution. </text:p>
      <text:list xml:id="list9087720511048061643" text:style-name="WW8Num2">
        <text:list-item>
          <text:p text:style-name="P29"><text:span text:style-name="T33">R</text:span>eproduce<text:span text:style-name="T33">d</text:span> a <text:span text:style-name="T39">vulnerability</text:span> <text:span text:style-name="T34">in </text:span>Linux kernel file system <text:span text:style-name="T58">according to CVE.</text:span></text:p>
        </text:list-item>
        <text:list-item>
          <text:p text:style-name="P30"><text:span text:style-name="T56">Improved FuzzBALL’s </text:span>IR <text:span text:style-name="T35">translator (VEX based) to support instructions required by Linux kernel. </text:span></text:p>
        </text:list-item>
      </text:list>
      <text:p text:style-name="P16"/>
      <text:p text:style-name="P4"><text:span text:style-name="T1">Loop Summarization for Symbolic Execution </text:span><text:span text:style-name="T5">(Darpa CGC)</text:span><text:tab/><text:span text:style-name="T12">2014 - 2015</text:span>, <text:span text:style-name="T12">2018</text:span> - <text:span text:style-name="T12">present</text:span></text:p>
      <text:list xml:id="list223046796291811" text:continue-numbering="true" text:style-name="WW8Num2">
        <text:list-item>
          <text:p text:style-name="P31"><text:span text:style-name="T21">I</text:span>mplement<text:span text:style-name="T21">ed</text:span> a trace based loop summarization algo<text:span text:style-name="T21">rithm</text:span><text:span text:style-name="T21"><text:note text:id="ftn1" text:note-class="endnote"><text:note-citation>i</text:note-citation><text:note-body><text:p text:style-name="Endnote">Patrice Godefroid and Daniel Luchaup. <text:s/>Automatic partial loop summarization indynamic test generation. <text:s/>InProceedings of the 2011 International Symposium onSoftware Testing and Analysis, ISSTA ’11, pages 23–33, New York, NY, USA, 2011.ACM.</text:p></text:note-body></text:note></text:span> on <text:span text:style-name="T25">FuzzBALL, a </text:span>symbolic execution platform. 3000 <text:span text:style-name="T21">lines of OCaml code</text:span>.</text:p>
        </text:list-item>
        <text:list-item>
          <text:p text:style-name="P34"><text:span text:style-name="T22">Contributed </text:span>vulnerability <text:span text:style-name="T22">detection</text:span> code <text:span text:style-name="T24">for team FuzzBOMB </text:span>in <text:span text:style-name="T23">Darpa </text:span>CGC Qualification Event.</text:p>
        </text:list-item>
      </text:list>
      <text:p text:style-name="P27"/>
      <text:p text:style-name="P28"><text:span text:style-name="T1">Fast &amp; Automatic Emulator Testing System</text:span><text:tab/>20<text:span text:style-name="T15">15</text:span> - 20<text:span text:style-name="T15">18</text:span></text:p>
      <text:p text:style-name="P25"><text:span text:style-name="T26">Built an automatic</text:span> <text:span text:style-name="T32">test</text:span> generat<text:span text:style-name="T26">or</text:span> for 8<text:span text:style-name="T40">70</text:span> x86 instruction variations based on previous work<text:note text:id="ftn2" text:note-class="endnote"><text:note-citation>ii</text:note-citation><text:note-body><text:p text:style-name="Endnote">Lorenzo Martignoni, Stephen McCamant, Pongsin Poosankam, DawnSong, and Petros Maniatis. 2012. Path-exploration lifting: hi-fi testsfor lo-fi emulators. InProceedings of the 17th International Conferenceon Architectural Support for Programming Languages and OperatingSystems, ASPLOS 2012, London, UK, March 3-7, 2012. 337–348.DOI:http://dx.doi.org/10.1145/2150976.2151012</text:p></text:note-body></text:note>. </text:p>
      <text:list xml:id="list223046047321630" text:continue-numbering="true" text:style-name="WW8Num2">
        <text:list-item>
          <text:p text:style-name="P32"><text:span text:style-name="T28">G</text:span>enerate<text:span text:style-name="T27">d</text:span> <text:span text:style-name="T29">test </text:span>aggregation<text:span text:style-name="T28">s each of which equivalent to 800 tests in original system but runs </text:span>200 times faster. <text:span text:style-name="T30">Python and C. Decode input instructions by Xed.</text:span> <text:span text:style-name="T50">Tests written in x86 Assembly.</text:span></text:p>
        </text:list-item>
        <text:list-item>
          <text:p text:style-name="P33">Test<text:span text:style-name="T54">ed</text:span> 39,685 historical versions of QEMU and identified 3 verified bug<text:span text:style-name="T53">s</text:span>. </text:p>
        </text:list-item>
      </text:list>
      <text:p text:style-name="Standard"/>
      <text:p text:style-name="P9"><text:span text:style-name="T1">Binary Level Type Inference</text:span><text:tab/>20<text:span text:style-name="T15">13</text:span> – 20<text:span text:style-name="T15">14</text:span></text:p>
      <text:p text:style-name="P15">Buil<text:span text:style-name="T17">t</text:span> a static signedness inference system <text:span text:style-name="T38">that</text:span> <text:span text:style-name="T37">achieves 96% true positive rate on GNU core utilities. </text:span></text:p>
      <text:list xml:id="list223047497929352" text:continue-numbering="true" text:style-name="WW8Num2">
        <text:list-item>
          <text:p text:style-name="P36">Translated binaries to data flow graphs in static single assignment form, and divide it to signed and unsigned parts based on data flow and heuristics. </text:p>
        </text:list-item>
        <text:list-item>
          <text:p text:style-name="P36">Built with Vine and libdwarf. 10,000 lines of C/C++ code. </text:p>
        </text:list-item>
      </text:list>
      <text:p text:style-name="P7"/>
      <text:h text:style-name="P41" text:outline-level="1">Publication</text:h>
      <text:p text:style-name="P24"/>
      <text:p text:style-name="P24"><text:span text:style-name="T2">Qiuchen Yan</text:span>, Stephen McCamant,“Fast PokeEMU: Scaling Generated Instruction Tests Using Aggregation and State Chaining,” The 14th ACM SIGPLAN/SIGOPS International Conference on Virtual Execution Environments (VEE’18)</text:p>
      <text:p text:style-name="P19"/>
      <text:p text:style-name="P19"><text:span text:style-name="T2">Qiuchen Yan</text:span>, Stephen McCamant, “Conservative Signed/Unsigned Type Inference for Binaries using Minimum Cut,” Technical report</text:p>
      <text:p text:style-name="P11"><text:soft-page-break/></text:p>
      <text:h text:style-name="P42" text:outline-level="1"><text:span text:style-name="T19">Course</text:span> projects</text:h>
      <text:p text:style-name="P17"/>
      <text:p text:style-name="P13"><text:span text:style-name="T4">Reproduce the Lucky Thirteen attack</text:span><text:tab/><text:span text:style-name="T14">2014</text:span></text:p>
      <text:p text:style-name="P13">Implement<text:span text:style-name="T20">ed</text:span> a timing side channel attack<text:note text:id="ftn3" text:note-class="endnote"><text:note-citation>iii</text:note-citation><text:note-body><text:p text:style-name="Endnote">Nadhem J. Al Fardan and Kenneth G. Paterson. <text:s/>Lucky thirteen: <text:s/>Breaking the tls and dtls record protocols. <text:s/>In Proceedings of the 2013 IEEE Symposium on Security and Privacy, SP ’13, pages 526–540, Washington, DC, USA, 2013. IEEE Computer Society.</text:p></text:note-body></text:note> to the TLS protocol. <text:span text:style-name="T46">C, Shell script, POSIX.</text:span> </text:p>
      <text:p text:style-name="P13"/>
      <text:p text:style-name="P14"><text:span text:style-name="T4">Sybil attack study</text:span><text:tab/><text:span text:style-name="T14">2014</text:span></text:p>
      <text:p text:style-name="P14">Surve<text:span text:style-name="T48">yed</text:span> about the Sybil attack in online social network and its state-of-art <text:span text:style-name="T41">defense</text:span> approach<text:span text:style-name="T41">es, </text:span>and collected data from real world <text:span text:style-name="T44">Sybil</text:span> communities in <text:span text:style-name="T42">S</text:span>ina <text:span text:style-name="T43">W</text:span>eibo. <text:span text:style-name="T51">Weibo API for C/C++.</text:span></text:p>
      <text:p text:style-name="P14"/>
      <text:p text:style-name="P12"><text:span text:style-name="T4">Encrypted address book for Android</text:span><text:tab/><text:span text:style-name="T14">2012</text:span></text:p>
      <text:p text:style-name="P12">Design<text:span text:style-name="T45">ed</text:span> and implement<text:span text:style-name="T45">ed</text:span> an Android address book app that can send encrypted contact info via text message. <text:span text:style-name="T47">Java(back-end), XML(front-end.)</text:span> <text:s/></text:p>
      <text:p text:style-name="P12"/>
      <text:h text:style-name="P43" text:outline-level="1">Service</text:h>
      <text:p text:style-name="P8"/>
      <text:list xml:id="list223046182189781" text:continue-numbering="true" text:style-name="WW8Num2">
        <text:list-item>
          <text:p text:style-name="P35">Present<text:span text:style-name="T31">ed</text:span> my work on The 14th ACM SIGPLAN/SIGOPS International Conference on Virtual Execution Environments (VEE’18<text:span text:style-name="T16">)</text:span></text:p>
        </text:list-item>
        <text:list-item>
          <text:p text:style-name="P35"><text:span text:style-name="T52">G</text:span>uest lectures on security related courses at the University of Minnesota.</text:p>
        </text:list-item>
        <text:list-item>
          <text:p text:style-name="P37">Periodically presented recent papers on cryptography/security related seminars.</text:p>
        </text:list-item>
        <text:list-item>
          <text:p text:style-name="P38">Co-advise<text:span text:style-name="T57">d</text:span> a under graduate student on a relevant projec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 style:master-page-name="">
      <style:paragraph-properties fo:margin-left="-0.25in" fo:margin-right="0in" fo:text-indent="0in" style:auto-text-indent="false" style:page-number="auto" style:shadow="none">
        <style:tab-stops/>
      </style:paragraph-properties>
      <style:text-properties fo:font-variant="normal" fo:text-transform="none" fo:font-size="18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fo:language="none" fo:country="none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9pt" style:font-size-asian="9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252in" style:type="center"/>
          <style:tab-stop style:position="6.25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ヒラギノ角ゴ Pro W3'" style:font-name-asian="OpenSymbol" style:font-family-asian="OpenSymbol, 'ヒラギノ角ゴ Pro W3'" style:font-name-complex="OpenSymbol" style:font-family-complex="OpenSymbol, 'ヒラギノ角ゴ Pro W3'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in" fo:text-indent="-0.1299in" fo:margin-left="0.1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OpenSymbol2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in" fo:margin-bottom="0.75in" fo:margin-left="1.15in" fo:margin-right="1.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Footer"/>
      </style:footer-lef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19-09-22T22:30:45.752280793</dc:date>
    <meta:editing-cycles>215</meta:editing-cycles>
    <meta:editing-duration>P1DT1H28M21S</meta:editing-duration>
    <meta:generator>LibreOffice/5.1.6.2$Linux_X86_64 LibreOffice_project/10m0$Build-2</meta:generator>
    <meta:document-statistic meta:table-count="1" meta:image-count="0" meta:object-count="0" meta:page-count="3" meta:paragraph-count="49" meta:word-count="574" meta:character-count="4074" meta:non-whitespace-character-count="3539"/>
    <meta:user-defined meta:name="Copyright">(c) 2010 Vertex42 LLC</meta:user-defined>
  </office:meta>
</office:document-meta>
</file>